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0.209cm" svg:height="8.818cm" svg:x="0.055cm" svg:y="4.914cm">
            <draw:object draw:notify-on-update-of-ranges="Planilha1.B1:Planilha1.I1 Planilha1.A2:Planilha1.A2 Planilha1.B2:Planilha1.I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,0000</text:p>
          </table:table-cell>
          <table:table-cell table:formula="of:=1/8" office:value-type="float" office:value="0.125" calcext:value-type="float">
            <text:p>0,1250</text:p>
          </table:table-cell>
          <table:table-cell table:formula="of:=1/4" office:value-type="float" office:value="0.25" calcext:value-type="float">
            <text:p>0,2500</text:p>
          </table:table-cell>
          <table:table-cell table:formula="of:=3/8" office:value-type="float" office:value="0.375" calcext:value-type="float">
            <text:p>0,3750</text:p>
          </table:table-cell>
          <table:table-cell table:formula="of:=1/2" office:value-type="float" office:value="0.5" calcext:value-type="float">
            <text:p>0,5000</text:p>
          </table:table-cell>
          <table:table-cell table:formula="of:=5/8" office:value-type="float" office:value="0.625" calcext:value-type="float">
            <text:p>0,6250</text:p>
          </table:table-cell>
          <table:table-cell table:formula="of:=3/4" office:value-type="float" office:value="0.75" calcext:value-type="float">
            <text:p>0,7500</text:p>
          </table:table-cell>
          <table:table-cell table:formula="of:=7/8" office:value-type="float" office:value="0.875" calcext:value-type="float">
            <text:p>0,8750</text:p>
          </table:table-cell>
        </table:table-row>
        <table:table-row table:style-name="ro1">
          <table:table-cell office:value-type="string" calcext:value-type="string">
            <text:p>f(t)</text:p>
          </table:table-cell>
          <table:table-cell office:value-type="float" office:value="0" calcext:value-type="float">
            <text:p>0,0000</text:p>
          </table:table-cell>
          <table:table-cell office:value-type="float" office:value="1" calcext:value-type="float">
            <text:p>1,0000</text:p>
          </table:table-cell>
          <table:table-cell office:value-type="float" office:value="-1" calcext:value-type="float">
            <text:p>-1,0000</text:p>
          </table:table-cell>
          <table:table-cell office:value-type="float" office:value="2" calcext:value-type="float">
            <text:p>2,0000</text:p>
          </table:table-cell>
          <table:table-cell table:formula="of:=2/3" office:value-type="float" office:value="0.666666666666667" calcext:value-type="float">
            <text:p>0,6667</text:p>
          </table:table-cell>
          <table:table-cell table:formula="of:=-9/5" office:value-type="float" office:value="-1.8" calcext:value-type="float">
            <text:p>-1,8000</text:p>
          </table:table-cell>
          <table:table-cell office:value-type="float" office:value="-2" calcext:value-type="float">
            <text:p>-2,0000</text:p>
          </table:table-cell>
          <table:table-cell table:formula="of:=-7/4" office:value-type="float" office:value="-1.75" calcext:value-type="float">
            <text:p>-1,7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,0000</text:p>
          </table:table-cell>
        </table:table-row>
        <table:table-row table:style-name="ro1">
          <table:table-cell office:value-type="string" calcext:value-type="string">
            <text:p>cos(x)</text:p>
          </table:table-cell>
          <table:table-cell table:formula="of:=COS([.B1])" office:value-type="float" office:value="1" calcext:value-type="float">
            <text:p>1,0000</text:p>
          </table:table-cell>
          <table:table-cell table:formula="of:=COS([.C1])" office:value-type="float" office:value="0.992197667229329" calcext:value-type="float">
            <text:p>0,9922</text:p>
          </table:table-cell>
          <table:table-cell table:formula="of:=COS([.D1])" office:value-type="float" office:value="0.968912421710645" calcext:value-type="float">
            <text:p>0,9689</text:p>
          </table:table-cell>
          <table:table-cell table:formula="of:=COS([.E1])" office:value-type="float" office:value="0.930507621912314" calcext:value-type="float">
            <text:p>0,9305</text:p>
          </table:table-cell>
          <table:table-cell table:formula="of:=COS([.F1])" office:value-type="float" office:value="0.877582561890373" calcext:value-type="float">
            <text:p>0,8776</text:p>
          </table:table-cell>
          <table:table-cell table:formula="of:=COS([.G1])" office:value-type="float" office:value="0.810963119505218" calcext:value-type="float">
            <text:p>0,8110</text:p>
          </table:table-cell>
          <table:table-cell table:formula="of:=COS([.H1])" office:value-type="float" office:value="0.731688868873821" calcext:value-type="float">
            <text:p>0,7317</text:p>
          </table:table-cell>
          <table:table-cell table:formula="of:=COS([.I1])" office:value-type="float" office:value="0.640996858163325" calcext:value-type="float">
            <text:p>0,6410</text:p>
          </table:table-cell>
        </table:table-row>
        <table:table-row table:style-name="ro1">
          <table:table-cell office:value-type="string" calcext:value-type="string">
            <text:p>sen(x)</text:p>
          </table:table-cell>
          <table:table-cell table:formula="of:=SIN([.B1])" office:value-type="float" office:value="0" calcext:value-type="float">
            <text:p>0,0000</text:p>
          </table:table-cell>
          <table:table-cell table:formula="of:=SIN([.C1])" office:value-type="float" office:value="0.124674733385228" calcext:value-type="float">
            <text:p>0,1247</text:p>
          </table:table-cell>
          <table:table-cell table:formula="of:=SIN([.D1])" office:value-type="float" office:value="0.247403959254523" calcext:value-type="float">
            <text:p>0,2474</text:p>
          </table:table-cell>
          <table:table-cell table:formula="of:=SIN([.E1])" office:value-type="float" office:value="0.366272529086048" calcext:value-type="float">
            <text:p>0,3663</text:p>
          </table:table-cell>
          <table:table-cell table:formula="of:=SIN([.F1])" office:value-type="float" office:value="0.479425538604203" calcext:value-type="float">
            <text:p>0,4794</text:p>
          </table:table-cell>
          <table:table-cell table:formula="of:=SIN([.G1])" office:value-type="float" office:value="0.585097272940462" calcext:value-type="float">
            <text:p>0,5851</text:p>
          </table:table-cell>
          <table:table-cell table:formula="of:=SIN([.H1])" office:value-type="float" office:value="0.681638760023334" calcext:value-type="float">
            <text:p>0,6816</text:p>
          </table:table-cell>
          <table:table-cell table:formula="of:=SIN([.I1])" office:value-type="float" office:value="0.767543502236027" calcext:value-type="float">
            <text:p>0,7675</text:p>
          </table:table-cell>
        </table:table-row>
        <table:table-row table:style-name="ro1">
          <table:table-cell office:value-type="string" calcext:value-type="string">
            <text:p>cos(2x)</text:p>
          </table:table-cell>
          <table:table-cell table:formula="of:=COS(2*[.B1])" office:value-type="float" office:value="1" calcext:value-type="float">
            <text:p>1,0000</text:p>
          </table:table-cell>
          <table:table-cell table:formula="of:=COS(2*[.C1])" office:value-type="float" office:value="0.968912421710645" calcext:value-type="float">
            <text:p>0,9689</text:p>
          </table:table-cell>
          <table:table-cell table:formula="of:=COS(2*[.D1])" office:value-type="float" office:value="0.877582561890373" calcext:value-type="float">
            <text:p>0,8776</text:p>
          </table:table-cell>
          <table:table-cell table:formula="of:=COS(2*[.E1])" office:value-type="float" office:value="0.731688868873821" calcext:value-type="float">
            <text:p>0,7317</text:p>
          </table:table-cell>
          <table:table-cell table:formula="of:=COS(2*[.F1])" office:value-type="float" office:value="0.54030230586814" calcext:value-type="float">
            <text:p>0,5403</text:p>
          </table:table-cell>
          <table:table-cell table:formula="of:=COS(2*[.G1])" office:value-type="float" office:value="0.315322362395269" calcext:value-type="float">
            <text:p>0,3153</text:p>
          </table:table-cell>
          <table:table-cell table:formula="of:=COS(2*[.H1])" office:value-type="float" office:value="0.0707372016677029" calcext:value-type="float">
            <text:p>0,0707</text:p>
          </table:table-cell>
          <table:table-cell table:formula="of:=COS(2*[.I1])" office:value-type="float" office:value="-0.178246055649492" calcext:value-type="float">
            <text:p>-0,1782</text:p>
          </table:table-cell>
        </table:table-row>
        <table:table-row table:style-name="ro1">
          <table:table-cell office:value-type="string" calcext:value-type="string">
            <text:p>sen(2*x)</text:p>
          </table:table-cell>
          <table:table-cell table:formula="of:=SIN(2*[.B1])" office:value-type="float" office:value="0" calcext:value-type="float">
            <text:p>0,0000</text:p>
          </table:table-cell>
          <table:table-cell table:formula="of:=SIN(2*[.C1])" office:value-type="float" office:value="0.247403959254523" calcext:value-type="float">
            <text:p>0,2474</text:p>
          </table:table-cell>
          <table:table-cell table:formula="of:=SIN(2*[.D1])" office:value-type="float" office:value="0.479425538604203" calcext:value-type="float">
            <text:p>0,4794</text:p>
          </table:table-cell>
          <table:table-cell table:formula="of:=SIN(2*[.E1])" office:value-type="float" office:value="0.681638760023334" calcext:value-type="float">
            <text:p>0,6816</text:p>
          </table:table-cell>
          <table:table-cell table:formula="of:=SIN(2*[.F1])" office:value-type="float" office:value="0.841470984807896" calcext:value-type="float">
            <text:p>0,8415</text:p>
          </table:table-cell>
          <table:table-cell table:formula="of:=SIN(2*[.G1])" office:value-type="float" office:value="0.948984619355586" calcext:value-type="float">
            <text:p>0,9490</text:p>
          </table:table-cell>
          <table:table-cell table:formula="of:=SIN(2*[.H1])" office:value-type="float" office:value="0.997494986604055" calcext:value-type="float">
            <text:p>0,9975</text:p>
          </table:table-cell>
          <table:table-cell table:formula="of:=SIN(2*[.I1])" office:value-type="float" office:value="0.983985946873937" calcext:value-type="float">
            <text:p>0,9840</text:p>
          </table:table-cell>
        </table:table-row>
        <table:table-row table:style-name="ro1">
          <table:table-cell office:value-type="string" calcext:value-type="string">
            <text:p>cos(3x)</text:p>
          </table:table-cell>
          <table:table-cell table:formula="of:=COS(3*[.B1])" office:value-type="float" office:value="1" calcext:value-type="float">
            <text:p>1,0000</text:p>
          </table:table-cell>
          <table:table-cell table:formula="of:=COS(3*[.C1])" office:value-type="float" office:value="0.930507621912314" calcext:value-type="float">
            <text:p>0,9305</text:p>
          </table:table-cell>
          <table:table-cell table:formula="of:=COS(3*[.D1])" office:value-type="float" office:value="0.731688868873821" calcext:value-type="float">
            <text:p>0,7317</text:p>
          </table:table-cell>
          <table:table-cell table:formula="of:=COS(3*[.E1])" office:value-type="float" office:value="0.431176516798666" calcext:value-type="float">
            <text:p>0,4312</text:p>
          </table:table-cell>
          <table:table-cell table:formula="of:=COS(3*[.F1])" office:value-type="float" office:value="0.0707372016677029" calcext:value-type="float">
            <text:p>0,0707</text:p>
          </table:table-cell>
          <table:table-cell table:formula="of:=COS(3*[.G1])" office:value-type="float" office:value="-0.299533506189574" calcext:value-type="float">
            <text:p>-0,2995</text:p>
          </table:table-cell>
          <table:table-cell table:formula="of:=COS(3*[.H1])" office:value-type="float" office:value="-0.628173622722739" calcext:value-type="float">
            <text:p>-0,6282</text:p>
          </table:table-cell>
          <table:table-cell table:formula="of:=COS(3*[.I1])" office:value-type="float" office:value="-0.869507181465984" calcext:value-type="float">
            <text:p>-0,8695</text:p>
          </table:table-cell>
        </table:table-row>
        <table:table-row table:style-name="ro1">
          <table:table-cell office:value-type="string" calcext:value-type="string">
            <text:p>sen(3x)</text:p>
          </table:table-cell>
          <table:table-cell table:formula="of:=SIN(3*[.B1])" office:value-type="float" office:value="0" calcext:value-type="float">
            <text:p>0,0000</text:p>
          </table:table-cell>
          <table:table-cell table:formula="of:=SIN(3*[.C1])" office:value-type="float" office:value="0.366272529086048" calcext:value-type="float">
            <text:p>0,3663</text:p>
          </table:table-cell>
          <table:table-cell table:formula="of:=SIN(3*[.D1])" office:value-type="float" office:value="0.681638760023334" calcext:value-type="float">
            <text:p>0,6816</text:p>
          </table:table-cell>
          <table:table-cell table:formula="of:=SIN(3*[.E1])" office:value-type="float" office:value="0.902267594099095" calcext:value-type="float">
            <text:p>0,9023</text:p>
          </table:table-cell>
          <table:table-cell table:formula="of:=SIN(3*[.F1])" office:value-type="float" office:value="0.997494986604055" calcext:value-type="float">
            <text:p>0,9975</text:p>
          </table:table-cell>
          <table:table-cell table:formula="of:=SIN(3*[.G1])" office:value-type="float" office:value="0.954085781609694" calcext:value-type="float">
            <text:p>0,9541</text:p>
          </table:table-cell>
          <table:table-cell table:formula="of:=SIN(3*[.H1])" office:value-type="float" office:value="0.778073196887921" calcext:value-type="float">
            <text:p>0,7781</text:p>
          </table:table-cell>
          <table:table-cell table:formula="of:=SIN(3*[.I1])" office:value-type="float" office:value="0.493920298610089" calcext:value-type="float">
            <text:p>0,4939</text:p>
          </table:table-cell>
        </table:table-row>
        <table:table-row table:style-name="ro1">
          <table:table-cell office:value-type="string" calcext:value-type="string">
            <text:p>cos(4x)</text:p>
          </table:table-cell>
          <table:table-cell table:formula="of:=COS(4*[.B1])" office:value-type="float" office:value="1" calcext:value-type="float">
            <text:p>1,0000</text:p>
          </table:table-cell>
          <table:table-cell table:formula="of:=COS(4*[.C1])" office:value-type="float" office:value="0.877582561890373" calcext:value-type="float">
            <text:p>0,8776</text:p>
          </table:table-cell>
          <table:table-cell table:formula="of:=COS(4*[.D1])" office:value-type="float" office:value="0.54030230586814" calcext:value-type="float">
            <text:p>0,5403</text:p>
          </table:table-cell>
          <table:table-cell table:formula="of:=COS(4*[.E1])" office:value-type="float" office:value="0.0707372016677029" calcext:value-type="float">
            <text:p>0,0707</text:p>
          </table:table-cell>
          <table:table-cell table:formula="of:=COS(4*[.F1])" office:value-type="float" office:value="-0.416146836547142" calcext:value-type="float">
            <text:p>-0,4161</text:p>
          </table:table-cell>
          <table:table-cell table:formula="of:=COS(4*[.G1])" office:value-type="float" office:value="-0.801143615546934" calcext:value-type="float">
            <text:p>-0,8011</text:p>
          </table:table-cell>
          <table:table-cell table:formula="of:=COS(4*[.H1])" office:value-type="float" office:value="-0.989992496600445" calcext:value-type="float">
            <text:p>-0,9900</text:p>
          </table:table-cell>
          <table:table-cell table:formula="of:=COS(4*[.I1])" office:value-type="float" office:value="-0.936456687290796" calcext:value-type="float">
            <text:p>-0,9365</text:p>
          </table:table-cell>
        </table:table-row>
        <table:table-row table:style-name="ro1" table:number-rows-repeated="3"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<text:s/>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ource Han Sans CN" style:language-asian="zh" style:country-asian="CN" style:font-name-complex="Noto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1T23:44:11.185741250</meta:creation-date>
    <dc:date>2021-06-22T00:09:04.378634992</dc:date>
    <meta:editing-duration>PT2M52S</meta:editing-duration>
    <meta:editing-cycles>1</meta:editing-cycles>
    <meta:document-statistic meta:table-count="1" meta:cell-count="91" meta:object-count="1"/>
    <meta:generator>LibreOffice/7.0.6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21cm" svg:height="8.819cm" xlink:href=".." xlink:type="simple" chart:class="chart:line" chart:style-name="ch1">
        <chart:legend chart:legend-position="end" svg:x="17.766cm" svg:y="0.582cm" style:legend-expansion="custom" svg:width="1.472cm" svg:height="0.598cm" style:legend-expansion-aspect-ratio="2.46153846153846" chart:style-name="ch2"/>
        <chart:plot-area chart:style-name="ch3" table:cell-range-address="Planilha1.A1:Planilha1.I2" chart:data-source-has-labels="both" svg:x="-0.078cm" svg:y="0.174cm" svg:width="20.006cm" svg:height="8.471cm">
          <chart:coordinate-region svg:x="1.311cm" svg:y="0.373cm" svg:width="18.099cm" svg:height="8.073cm"/>
          <chart:axis chart:dimension="x" chart:name="primary-x" chart:style-name="ch4" chartooo:axis-type="auto">
            <chartooo:date-scale/>
            <chart:categories table:cell-range-address="Planilha1.B1:Planilha1.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B2:Planilha1.I2" chart:label-cell-address="Planilha1.A2:Planilha1.A2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Planilha1.B1:Planilha1.I1</svg:desc>
                </draw:g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  <table:table-cell office:value-type="float" office:value="0.375">
                <text:p>0.375</text:p>
              </table:table-cell>
              <table:table-cell office:value-type="float" office:value="0.5">
                <text:p>0.5</text:p>
              </table:table-cell>
              <table:table-cell office:value-type="float" office:value="0.625">
                <text:p>0.625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</table:table-row>
          </table:table-header-rows>
          <table:table-rows>
            <table:table-row>
              <table:table-cell office:value-type="string">
                <text:p>f(t)</text:p>
                <draw:g>
                  <svg:desc>Planilha1.A2:Planilha1.A2</svg:desc>
                </draw:g>
              </table:table-cell>
              <table:table-cell office:value-type="float" office:value="0">
                <text:p>0</text:p>
                <draw:g>
                  <svg:desc>Planilha1.B2:Planilha1.I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1.8">
                <text:p>-1.8</text:p>
              </table:table-cell>
              <table:table-cell office:value-type="float" office:value="-2">
                <text:p>-2</text:p>
              </table:table-cell>
              <table:table-cell office:value-type="float" office:value="-1.75">
                <text:p>-1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